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linear.x</text:p>
          </table:table-cell>
          <table:table-cell office:value-type="string" calcext:value-type="string">
            <text:p>field.linear.y</text:p>
          </table:table-cell>
          <table:table-cell office:value-type="string" calcext:value-type="string">
            <text:p>field.linear.z</text:p>
          </table:table-cell>
          <table:table-cell office:value-type="string" calcext:value-type="string">
            <text:p>field.angular.x</text:p>
          </table:table-cell>
          <table:table-cell office:value-type="string" calcext:value-type="string">
            <text:p>field.angular.y</text:p>
          </table:table-cell>
          <table:table-cell office:value-type="string" calcext:value-type="string">
            <text:p>field.angular.z</text:p>
          </table:table-cell>
          <table:table-cell/>
          <table:table-cell office:value-type="string" calcext:value-type="string">
            <text:p>angle</text:p>
          </table:table-cell>
          <table:table-cell/>
        </table:table-row>
        <table:table-row table:style-name="ro1">
          <table:table-cell office:value-type="float" office:value="118500000000" calcext:value-type="float">
            <text:p>1185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800000000" calcext:value-type="float">
            <text:p>118800000000</text:p>
          </table:table-cell>
          <table:table-cell office:value-type="float" office:value="0.28179931451947" calcext:value-type="float">
            <text:p>0.28179931451947</text:p>
          </table:table-cell>
          <table:table-cell office:value-type="float" office:value="-0.27863137751524" calcext:value-type="float">
            <text:p>-0.278631377515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3]; [.B3]) * 180 / 3.1415926" office:value-type="float" office:value="134.676130872232" calcext:value-type="float">
            <text:p>134.676130872232</text:p>
          </table:table-cell>
          <table:table-cell table:formula="of:=IF([.I3]&gt;90; [.I3]-180; IF([.I3]&lt;-90; [.I3]+180; [.I3]))" office:value-type="float" office:value="-45.3238691277684" calcext:value-type="float">
            <text:p>-45.3238691277684</text:p>
          </table:table-cell>
        </table:table-row>
        <table:table-row table:style-name="ro1">
          <table:table-cell office:value-type="float" office:value="119100000000" calcext:value-type="float">
            <text:p>119100000000</text:p>
          </table:table-cell>
          <table:table-cell office:value-type="float" office:value="0.28179931451947" calcext:value-type="float">
            <text:p>0.28179931451947</text:p>
          </table:table-cell>
          <table:table-cell office:value-type="float" office:value="-0.27863137751524" calcext:value-type="float">
            <text:p>-0.278631377515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4]; [.B4]) * 180 / 3.1415926" office:value-type="float" office:value="134.676130872232" calcext:value-type="float">
            <text:p>134.676130872232</text:p>
          </table:table-cell>
          <table:table-cell table:formula="of:=IF([.I4]&gt;90; [.I4]-180; IF([.I4]&lt;-90; [.I4]+180; [.I4]))" office:value-type="float" office:value="-45.3238691277684" calcext:value-type="float">
            <text:p>-45.3238691277684</text:p>
          </table:table-cell>
        </table:table-row>
        <table:table-row table:style-name="ro1">
          <table:table-cell office:value-type="float" office:value="119200000000" calcext:value-type="float">
            <text:p>119200000000</text:p>
          </table:table-cell>
          <table:table-cell office:value-type="float" office:value="0.146671599479882" calcext:value-type="float">
            <text:p>0.146671599479882</text:p>
          </table:table-cell>
          <table:table-cell office:value-type="float" office:value="-0.145022743845673" calcext:value-type="float">
            <text:p>-0.1450227438456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5]; [.B5]) * 180 / 3.1415926" office:value-type="float" office:value="134.676130872232" calcext:value-type="float">
            <text:p>134.676130872232</text:p>
          </table:table-cell>
          <table:table-cell table:formula="of:=IF([.I5]&gt;90; [.I5]-180; IF([.I5]&lt;-90; [.I5]+180; [.I5]))" office:value-type="float" office:value="-45.3238691277682" calcext:value-type="float">
            <text:p>-45.3238691277682</text:p>
          </table:table-cell>
        </table:table-row>
        <table:table-row table:style-name="ro1">
          <table:table-cell office:value-type="float" office:value="119400000000" calcext:value-type="float">
            <text:p>119400000000</text:p>
          </table:table-cell>
          <table:table-cell office:value-type="float" office:value="0.185315637207301" calcext:value-type="float">
            <text:p>0.185315637207301</text:p>
          </table:table-cell>
          <table:table-cell office:value-type="float" office:value="-0.244557442861586" calcext:value-type="float">
            <text:p>-0.2445574428615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6]; [.B6]) * 180 / 3.1415926" office:value-type="float" office:value="142.84664067477" calcext:value-type="float">
            <text:p>142.84664067477</text:p>
          </table:table-cell>
          <table:table-cell table:formula="of:=IF([.I6]&gt;90; [.I6]-180; IF([.I6]&lt;-90; [.I6]+180; [.I6]))" office:value-type="float" office:value="-37.1533593252301" calcext:value-type="float">
            <text:p>-37.1533593252301</text:p>
          </table:table-cell>
        </table:table-row>
        <table:table-row table:style-name="ro1">
          <table:table-cell office:value-type="float" office:value="119700000000" calcext:value-type="float">
            <text:p>119700000000</text:p>
          </table:table-cell>
          <table:table-cell office:value-type="float" office:value="0.267076124208463" calcext:value-type="float">
            <text:p>0.267076124208463</text:p>
          </table:table-cell>
          <table:table-cell office:value-type="float" office:value="-0.297775660317941" calcext:value-type="float">
            <text:p>-0.2977756603179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7]; [.B7]) * 180 / 3.1415926" office:value-type="float" office:value="138.110951180698" calcext:value-type="float">
            <text:p>138.110951180698</text:p>
          </table:table-cell>
          <table:table-cell table:formula="of:=IF([.I7]&gt;90; [.I7]-180; IF([.I7]&lt;-90; [.I7]+180; [.I7]))" office:value-type="float" office:value="-41.8890488193018" calcext:value-type="float">
            <text:p>-41.8890488193018</text:p>
          </table:table-cell>
        </table:table-row>
        <table:table-row table:style-name="ro1">
          <table:table-cell office:value-type="float" office:value="119900000000" calcext:value-type="float">
            <text:p>119900000000</text:p>
          </table:table-cell>
          <table:table-cell office:value-type="float" office:value="0.181037325697948" calcext:value-type="float">
            <text:p>0.181037325697948</text:p>
          </table:table-cell>
          <table:table-cell office:value-type="float" office:value="-0.233248662740631" calcext:value-type="float">
            <text:p>-0.2332486627406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8]; [.B8]) * 180 / 3.1415926" office:value-type="float" office:value="142.182964822277" calcext:value-type="float">
            <text:p>142.182964822277</text:p>
          </table:table-cell>
          <table:table-cell table:formula="of:=IF([.I8]&gt;90; [.I8]-180; IF([.I8]&lt;-90; [.I8]+180; [.I8]))" office:value-type="float" office:value="-37.8170351777231" calcext:value-type="float">
            <text:p>-37.8170351777231</text:p>
          </table:table-cell>
        </table:table-row>
        <table:table-row table:style-name="ro1">
          <table:table-cell office:value-type="float" office:value="119900000000" calcext:value-type="float">
            <text:p>119900000000</text:p>
          </table:table-cell>
          <table:table-cell office:value-type="float" office:value="0.271491275718905" calcext:value-type="float">
            <text:p>0.271491275718905</text:p>
          </table:table-cell>
          <table:table-cell office:value-type="float" office:value="-0.293755829233263" calcext:value-type="float">
            <text:p>-0.2937558292332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9]; [.B9]) * 180 / 3.1415926" office:value-type="float" office:value="137.255663309368" calcext:value-type="float">
            <text:p>137.255663309368</text:p>
          </table:table-cell>
          <table:table-cell table:formula="of:=IF([.I9]&gt;90; [.I9]-180; IF([.I9]&lt;-90; [.I9]+180; [.I9]))" office:value-type="float" office:value="-42.7443366906323" calcext:value-type="float">
            <text:p>-42.7443366906323</text:p>
          </table:table-cell>
        </table:table-row>
        <table:table-row table:style-name="ro1">
          <table:table-cell office:value-type="float" office:value="120200000000" calcext:value-type="float">
            <text:p>120200000000</text:p>
          </table:table-cell>
          <table:table-cell office:value-type="float" office:value="0.282842712474619" calcext:value-type="float">
            <text:p>0.282842712474619</text:p>
          </table:table-cell>
          <table:table-cell office:value-type="float" office:value="-0.282842712474619" calcext:value-type="float">
            <text:p>-0.2828427124746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10]; [.B10]) * 180 / 3.1415926" office:value-type="float" office:value="135.000002302852" calcext:value-type="float">
            <text:p>135.000002302852</text:p>
          </table:table-cell>
          <table:table-cell table:formula="of:=IF([.I10]&gt;90; [.I10]-180; IF([.I10]&lt;-90; [.I10]+180; [.I10]))" office:value-type="float" office:value="-44.9999976971482" calcext:value-type="float">
            <text:p>-44.9999976971482</text:p>
          </table:table-cell>
        </table:table-row>
        <table:table-row table:style-name="ro1">
          <table:table-cell office:value-type="float" office:value="120400000000" calcext:value-type="float">
            <text:p>120400000000</text:p>
          </table:table-cell>
          <table:table-cell office:value-type="float" office:value="0.282842712474619" calcext:value-type="float">
            <text:p>0.282842712474619</text:p>
          </table:table-cell>
          <table:table-cell office:value-type="float" office:value="-0.282842712474619" calcext:value-type="float">
            <text:p>-0.2828427124746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11]; [.B11]) * 180 / 3.1415926" office:value-type="float" office:value="135.000002302852" calcext:value-type="float">
            <text:p>135.000002302852</text:p>
          </table:table-cell>
          <table:table-cell table:formula="of:=IF([.I11]&gt;90; [.I11]-180; IF([.I11]&lt;-90; [.I11]+180; [.I11]))" office:value-type="float" office:value="-44.9999976971482" calcext:value-type="float">
            <text:p>-44.9999976971482</text:p>
          </table:table-cell>
        </table:table-row>
        <table:table-row table:style-name="ro1">
          <table:table-cell office:value-type="float" office:value="120600000000" calcext:value-type="float">
            <text:p>120600000000</text:p>
          </table:table-cell>
          <table:table-cell office:value-type="float" office:value="0.175562444036022" calcext:value-type="float">
            <text:p>0.175562444036022</text:p>
          </table:table-cell>
          <table:table-cell office:value-type="float" office:value="-0.359413172051469" calcext:value-type="float">
            <text:p>-0.3594131720514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12]; [.B12]) * 180 / 3.1415926" office:value-type="float" office:value="153.965895155851" calcext:value-type="float">
            <text:p>153.965895155851</text:p>
          </table:table-cell>
          <table:table-cell table:formula="of:=IF([.I12]&gt;90; [.I12]-180; IF([.I12]&lt;-90; [.I12]+180; [.I12]))" office:value-type="float" office:value="-26.034104844149" calcext:value-type="float">
            <text:p>-26.034104844149</text:p>
          </table:table-cell>
        </table:table-row>
        <table:table-row table:style-name="ro1">
          <table:table-cell office:value-type="float" office:value="120800000000" calcext:value-type="float">
            <text:p>120800000000</text:p>
          </table:table-cell>
          <table:table-cell office:value-type="float" office:value="0.178261233795246" calcext:value-type="float">
            <text:p>0.178261233795246</text:p>
          </table:table-cell>
          <table:table-cell office:value-type="float" office:value="-0.358082298537357" calcext:value-type="float">
            <text:p>-0.3580822985373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13]; [.B13]) * 180 / 3.1415926" office:value-type="float" office:value="153.534872124377" calcext:value-type="float">
            <text:p>153.534872124377</text:p>
          </table:table-cell>
          <table:table-cell table:formula="of:=IF([.I13]&gt;90; [.I13]-180; IF([.I13]&lt;-90; [.I13]+180; [.I13]))" office:value-type="float" office:value="-26.4651278756228" calcext:value-type="float">
            <text:p>-26.4651278756228</text:p>
          </table:table-cell>
        </table:table-row>
        <table:table-row table:style-name="ro1">
          <table:table-cell office:value-type="float" office:value="121000000000" calcext:value-type="float">
            <text:p>121000000000</text:p>
          </table:table-cell>
          <table:table-cell office:value-type="float" office:value="0.232109164245214" calcext:value-type="float">
            <text:p>0.232109164245214</text:p>
          </table:table-cell>
          <table:table-cell office:value-type="float" office:value="-0.32576883809442" calcext:value-type="float">
            <text:p>-0.325768838094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14]; [.B14]) * 180 / 3.1415926" office:value-type="float" office:value="144.530262458597" calcext:value-type="float">
            <text:p>144.530262458597</text:p>
          </table:table-cell>
          <table:table-cell table:formula="of:=IF([.I14]&gt;90; [.I14]-180; IF([.I14]&lt;-90; [.I14]+180; [.I14]))" office:value-type="float" office:value="-35.469737541403" calcext:value-type="float">
            <text:p>-35.469737541403</text:p>
          </table:table-cell>
        </table:table-row>
        <table:table-row table:style-name="ro1">
          <table:table-cell office:value-type="float" office:value="121200000000" calcext:value-type="float">
            <text:p>121200000000</text:p>
          </table:table-cell>
          <table:table-cell office:value-type="float" office:value="0.178541171967188" calcext:value-type="float">
            <text:p>0.178541171967188</text:p>
          </table:table-cell>
          <table:table-cell office:value-type="float" office:value="-0.357942802571281" calcext:value-type="float">
            <text:p>-0.3579428025712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15]; [.B15]) * 180 / 3.1415926" office:value-type="float" office:value="153.490071250194" calcext:value-type="float">
            <text:p>153.490071250194</text:p>
          </table:table-cell>
          <table:table-cell table:formula="of:=IF([.I15]&gt;90; [.I15]-180; IF([.I15]&lt;-90; [.I15]+180; [.I15]))" office:value-type="float" office:value="-26.5099287498058" calcext:value-type="float">
            <text:p>-26.5099287498058</text:p>
          </table:table-cell>
        </table:table-row>
        <table:table-row table:style-name="ro1">
          <table:table-cell office:value-type="float" office:value="121300000000" calcext:value-type="float">
            <text:p>121300000000</text:p>
          </table:table-cell>
          <table:table-cell office:value-type="float" office:value="0.210218145617838" calcext:value-type="float">
            <text:p>0.210218145617838</text:p>
          </table:table-cell>
          <table:table-cell office:value-type="float" office:value="-0.3403062315812" calcext:value-type="float">
            <text:p>-0.34030623158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16]; [.B16]) * 180 / 3.1415926" office:value-type="float" office:value="148.295038378173" calcext:value-type="float">
            <text:p>148.295038378173</text:p>
          </table:table-cell>
          <table:table-cell table:formula="of:=IF([.I16]&gt;90; [.I16]-180; IF([.I16]&lt;-90; [.I16]+180; [.I16]))" office:value-type="float" office:value="-31.7049616218266" calcext:value-type="float">
            <text:p>-31.7049616218266</text:p>
          </table:table-cell>
        </table:table-row>
        <table:table-row table:style-name="ro1">
          <table:table-cell office:value-type="float" office:value="121600000000" calcext:value-type="float">
            <text:p>121600000000</text:p>
          </table:table-cell>
          <table:table-cell office:value-type="float" office:value="0.254849542737522" calcext:value-type="float">
            <text:p>0.254849542737522</text:p>
          </table:table-cell>
          <table:table-cell office:value-type="float" office:value="-0.308304574352175" calcext:value-type="float">
            <text:p>-0.3083045743521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17]; [.B17]) * 180 / 3.1415926" office:value-type="float" office:value="140.42231684554" calcext:value-type="float">
            <text:p>140.42231684554</text:p>
          </table:table-cell>
          <table:table-cell table:formula="of:=IF([.I17]&gt;90; [.I17]-180; IF([.I17]&lt;-90; [.I17]+180; [.I17]))" office:value-type="float" office:value="-39.5776831544603" calcext:value-type="float">
            <text:p>-39.5776831544603</text:p>
          </table:table-cell>
        </table:table-row>
        <table:table-row table:style-name="ro1">
          <table:table-cell office:value-type="float" office:value="121800000000" calcext:value-type="float">
            <text:p>121800000000</text:p>
          </table:table-cell>
          <table:table-cell office:value-type="float" office:value="0.192653047201931" calcext:value-type="float">
            <text:p>0.1926530472019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18147532933098" calcext:value-type="float">
            <text:p>-0.03181475329331</text:p>
          </table:table-cell>
          <table:table-cell/>
          <table:table-cell table:formula="of:=ATAN2([.C18]; [.B18]) * 180 / 3.1415926" office:value-type="float" office:value="90.0000015352345" calcext:value-type="float">
            <text:p>90.0000015352345</text:p>
          </table:table-cell>
          <table:table-cell table:formula="of:=IF([.I18]&gt;90; [.I18]-180; IF([.I18]&lt;-90; [.I18]+180; [.I18]))" office:value-type="float" office:value="-89.9999984647655" calcext:value-type="float">
            <text:p>-89.9999984647655</text:p>
          </table:table-cell>
        </table:table-row>
        <table:table-row table:style-name="ro1">
          <table:table-cell office:value-type="float" office:value="122000000000" calcext:value-type="float">
            <text:p>122000000000</text:p>
          </table:table-cell>
          <table:table-cell office:value-type="float" office:value="0.215639840101567" calcext:value-type="float">
            <text:p>0.2156398401015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18147532933098" calcext:value-type="float">
            <text:p>-0.03181475329331</text:p>
          </table:table-cell>
          <table:table-cell/>
          <table:table-cell table:formula="of:=ATAN2([.C19]; [.B19]) * 180 / 3.1415926" office:value-type="float" office:value="90.0000015352345" calcext:value-type="float">
            <text:p>90.0000015352345</text:p>
          </table:table-cell>
          <table:table-cell table:formula="of:=IF([.I19]&gt;90; [.I19]-180; IF([.I19]&lt;-90; [.I19]+180; [.I19]))" office:value-type="float" office:value="-89.9999984647655" calcext:value-type="float">
            <text:p>-89.9999984647655</text:p>
          </table:table-cell>
        </table:table-row>
        <table:table-row table:style-name="ro1">
          <table:table-cell office:value-type="float" office:value="122100000000" calcext:value-type="float">
            <text:p>122100000000</text:p>
          </table:table-cell>
          <table:table-cell office:value-type="float" office:value="0.0340496827084896" calcext:value-type="float">
            <text:p>0.03404968270849</text:p>
          </table:table-cell>
          <table:table-cell office:value-type="float" office:value="-0.398548139008892" calcext:value-type="float">
            <text:p>-0.3985481390088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20]; [.B20]) * 180 / 3.1415926" office:value-type="float" office:value="175.11683570719" calcext:value-type="float">
            <text:p>175.11683570719</text:p>
          </table:table-cell>
          <table:table-cell table:formula="of:=IF([.I20]&gt;90; [.I20]-180; IF([.I20]&lt;-90; [.I20]+180; [.I20]))" office:value-type="float" office:value="-4.88316429281008" calcext:value-type="float">
            <text:p>-4.88316429281008</text:p>
          </table:table-cell>
        </table:table-row>
        <table:table-row table:style-name="ro1">
          <table:table-cell office:value-type="float" office:value="122400000000" calcext:value-type="float">
            <text:p>122400000000</text:p>
          </table:table-cell>
          <table:table-cell office:value-type="float" office:value="-0.0839095495235559" calcext:value-type="float">
            <text:p>-0.083909549523556</text:p>
          </table:table-cell>
          <table:table-cell office:value-type="float" office:value="-0.32675597265328" calcext:value-type="float">
            <text:p>-0.326755972653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21]; [.B21]) * 180 / 3.1415926" office:value-type="float" office:value="-165.597884830917" calcext:value-type="float">
            <text:p>-165.597884830917</text:p>
          </table:table-cell>
          <table:table-cell table:formula="of:=IF([.I21]&gt;90; [.I21]-180; IF([.I21]&lt;-90; [.I21]+180; [.I21]))" office:value-type="float" office:value="14.4021151690834" calcext:value-type="float">
            <text:p>14.4021151690834</text:p>
          </table:table-cell>
        </table:table-row>
        <table:table-row table:style-name="ro1">
          <table:table-cell office:value-type="float" office:value="122500000000" calcext:value-type="float">
            <text:p>122500000000</text:p>
          </table:table-cell>
          <table:table-cell office:value-type="float" office:value="0.153101581760079" calcext:value-type="float">
            <text:p>0.153101581760079</text:p>
          </table:table-cell>
          <table:table-cell office:value-type="float" office:value="-0.369540127269775" calcext:value-type="float">
            <text:p>-0.3695401272697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22]; [.B22]) * 180 / 3.1415926" office:value-type="float" office:value="157.495629087306" calcext:value-type="float">
            <text:p>157.495629087306</text:p>
          </table:table-cell>
          <table:table-cell table:formula="of:=IF([.I22]&gt;90; [.I22]-180; IF([.I22]&lt;-90; [.I22]+180; [.I22]))" office:value-type="float" office:value="-22.5043709126944" calcext:value-type="float">
            <text:p>-22.5043709126944</text:p>
          </table:table-cell>
        </table:table-row>
        <table:table-row table:style-name="ro1">
          <table:table-cell office:value-type="float" office:value="122700000000" calcext:value-type="float">
            <text:p>122700000000</text:p>
          </table:table-cell>
          <table:table-cell office:value-type="float" office:value="0.282842712474619" calcext:value-type="float">
            <text:p>0.282842712474619</text:p>
          </table:table-cell>
          <table:table-cell office:value-type="float" office:value="-0.282842712474619" calcext:value-type="float">
            <text:p>-0.2828427124746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23]; [.B23]) * 180 / 3.1415926" office:value-type="float" office:value="135.000002302852" calcext:value-type="float">
            <text:p>135.000002302852</text:p>
          </table:table-cell>
          <table:table-cell table:formula="of:=IF([.I23]&gt;90; [.I23]-180; IF([.I23]&lt;-90; [.I23]+180; [.I23]))" office:value-type="float" office:value="-44.9999976971482" calcext:value-type="float">
            <text:p>-44.9999976971482</text:p>
          </table:table-cell>
        </table:table-row>
        <table:table-row table:style-name="ro1">
          <table:table-cell office:value-type="float" office:value="122900000000" calcext:value-type="float">
            <text:p>122900000000</text:p>
          </table:table-cell>
          <table:table-cell office:value-type="float" office:value="0.282842712474619" calcext:value-type="float">
            <text:p>0.282842712474619</text:p>
          </table:table-cell>
          <table:table-cell office:value-type="float" office:value="-0.282842712474619" calcext:value-type="float">
            <text:p>-0.2828427124746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24]; [.B24]) * 180 / 3.1415926" office:value-type="float" office:value="135.000002302852" calcext:value-type="float">
            <text:p>135.000002302852</text:p>
          </table:table-cell>
          <table:table-cell table:formula="of:=IF([.I24]&gt;90; [.I24]-180; IF([.I24]&lt;-90; [.I24]+180; [.I24]))" office:value-type="float" office:value="-44.9999976971482" calcext:value-type="float">
            <text:p>-44.9999976971482</text:p>
          </table:table-cell>
        </table:table-row>
        <table:table-row table:style-name="ro1">
          <table:table-cell office:value-type="float" office:value="123100000000" calcext:value-type="float">
            <text:p>123100000000</text:p>
          </table:table-cell>
          <table:table-cell office:value-type="float" office:value="0.173044459080037" calcext:value-type="float">
            <text:p>0.173044459080037</text:p>
          </table:table-cell>
          <table:table-cell office:value-type="float" office:value="-0.360632243680037" calcext:value-type="float">
            <text:p>-0.3606322436800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25]; [.B25]) * 180 / 3.1415926" office:value-type="float" office:value="154.366618004945" calcext:value-type="float">
            <text:p>154.366618004945</text:p>
          </table:table-cell>
          <table:table-cell table:formula="of:=IF([.I25]&gt;90; [.I25]-180; IF([.I25]&lt;-90; [.I25]+180; [.I25]))" office:value-type="float" office:value="-25.6333819950551" calcext:value-type="float">
            <text:p>-25.6333819950551</text:p>
          </table:table-cell>
        </table:table-row>
        <table:table-row table:style-name="ro1">
          <table:table-cell office:value-type="float" office:value="123300000000" calcext:value-type="float">
            <text:p>123300000000</text:p>
          </table:table-cell>
          <table:table-cell office:value-type="float" office:value="0.207403291281531" calcext:value-type="float">
            <text:p>0.207403291281531</text:p>
          </table:table-cell>
          <table:table-cell office:value-type="float" office:value="-0.342029055440599" calcext:value-type="float">
            <text:p>-0.3420290554405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26]; [.B26]) * 180 / 3.1415926" office:value-type="float" office:value="148.767763046948" calcext:value-type="float">
            <text:p>148.767763046948</text:p>
          </table:table-cell>
          <table:table-cell table:formula="of:=IF([.I26]&gt;90; [.I26]-180; IF([.I26]&lt;-90; [.I26]+180; [.I26]))" office:value-type="float" office:value="-31.2322369530522" calcext:value-type="float">
            <text:p>-31.2322369530522</text:p>
          </table:table-cell>
        </table:table-row>
        <table:table-row table:style-name="ro1">
          <table:table-cell office:value-type="float" office:value="123500000000" calcext:value-type="float">
            <text:p>123500000000</text:p>
          </table:table-cell>
          <table:table-cell office:value-type="float" office:value="0.238002967040357" calcext:value-type="float">
            <text:p>0.238002967040357</text:p>
          </table:table-cell>
          <table:table-cell office:value-type="float" office:value="-0.321488083262797" calcext:value-type="float">
            <text:p>-0.3214880832627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27]; [.B27]) * 180 / 3.1415926" office:value-type="float" office:value="143.486841562702" calcext:value-type="float">
            <text:p>143.486841562702</text:p>
          </table:table-cell>
          <table:table-cell table:formula="of:=IF([.I27]&gt;90; [.I27]-180; IF([.I27]&lt;-90; [.I27]+180; [.I27]))" office:value-type="float" office:value="-36.5131584372978" calcext:value-type="float">
            <text:p>-36.5131584372978</text:p>
          </table:table-cell>
        </table:table-row>
        <table:table-row table:style-name="ro1">
          <table:table-cell office:value-type="float" office:value="123700000000" calcext:value-type="float">
            <text:p>123700000000</text:p>
          </table:table-cell>
          <table:table-cell office:value-type="float" office:value="0.263314106564726" calcext:value-type="float">
            <text:p>0.263314106564726</text:p>
          </table:table-cell>
          <table:table-cell office:value-type="float" office:value="-0.3011074248238" calcext:value-type="float">
            <text:p>-0.30110742482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28]; [.B28]) * 180 / 3.1415926" office:value-type="float" office:value="138.83077415569" calcext:value-type="float">
            <text:p>138.83077415569</text:p>
          </table:table-cell>
          <table:table-cell table:formula="of:=IF([.I28]&gt;90; [.I28]-180; IF([.I28]&lt;-90; [.I28]+180; [.I28]))" office:value-type="float" office:value="-41.1692258443101" calcext:value-type="float">
            <text:p>-41.1692258443101</text:p>
          </table:table-cell>
        </table:table-row>
        <table:table-row table:style-name="ro1">
          <table:table-cell office:value-type="float" office:value="123900000000" calcext:value-type="float">
            <text:p>123900000000</text:p>
          </table:table-cell>
          <table:table-cell office:value-type="float" office:value="0.274148438025544" calcext:value-type="float">
            <text:p>0.274148438025544</text:p>
          </table:table-cell>
          <table:table-cell office:value-type="float" office:value="-0.291277589127888" calcext:value-type="float">
            <text:p>-0.2912775891278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29]; [.B29]) * 180 / 3.1415926" office:value-type="float" office:value="136.735203668568" calcext:value-type="float">
            <text:p>136.735203668568</text:p>
          </table:table-cell>
          <table:table-cell table:formula="of:=IF([.I29]&gt;90; [.I29]-180; IF([.I29]&lt;-90; [.I29]+180; [.I29]))" office:value-type="float" office:value="-43.2647963314317" calcext:value-type="float">
            <text:p>-43.2647963314317</text:p>
          </table:table-cell>
        </table:table-row>
        <table:table-row table:style-name="ro1">
          <table:table-cell office:value-type="float" office:value="124100000000" calcext:value-type="float">
            <text:p>124100000000</text:p>
          </table:table-cell>
          <table:table-cell office:value-type="float" office:value="0.113843275249783" calcext:value-type="float">
            <text:p>0.113843275249783</text:p>
          </table:table-cell>
          <table:table-cell office:value-type="float" office:value="-0.383457570899835" calcext:value-type="float">
            <text:p>-0.3834575708998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30]; [.B30]) * 180 / 3.1415926" office:value-type="float" office:value="163.464573251462" calcext:value-type="float">
            <text:p>163.464573251462</text:p>
          </table:table-cell>
          <table:table-cell table:formula="of:=IF([.I30]&gt;90; [.I30]-180; IF([.I30]&lt;-90; [.I30]+180; [.I30]))" office:value-type="float" office:value="-16.5354267485375" calcext:value-type="float">
            <text:p>-16.5354267485375</text:p>
          </table:table-cell>
        </table:table-row>
        <table:table-row table:style-name="ro1">
          <table:table-cell office:value-type="float" office:value="124300000000" calcext:value-type="float">
            <text:p>124300000000</text:p>
          </table:table-cell>
          <table:table-cell office:value-type="float" office:value="0.154784829519838" calcext:value-type="float">
            <text:p>0.154784829519838</text:p>
          </table:table-cell>
          <table:table-cell office:value-type="float" office:value="-0.368838252558645" calcext:value-type="float">
            <text:p>-0.3688382525586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31]; [.B31]) * 180 / 3.1415926" office:value-type="float" office:value="157.234400346802" calcext:value-type="float">
            <text:p>157.234400346802</text:p>
          </table:table-cell>
          <table:table-cell table:formula="of:=IF([.I31]&gt;90; [.I31]-180; IF([.I31]&lt;-90; [.I31]+180; [.I31]))" office:value-type="float" office:value="-22.765599653198" calcext:value-type="float">
            <text:p>-22.765599653198</text:p>
          </table:table-cell>
        </table:table-row>
        <table:table-row table:style-name="ro1">
          <table:table-cell office:value-type="float" office:value="124500000000" calcext:value-type="float">
            <text:p>124500000000</text:p>
          </table:table-cell>
          <table:table-cell office:value-type="float" office:value="0.242675910350586" calcext:value-type="float">
            <text:p>0.242675910350586</text:p>
          </table:table-cell>
          <table:table-cell office:value-type="float" office:value="-0.317975474739035" calcext:value-type="float">
            <text:p>-0.3179754747390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32]; [.B32]) * 180 / 3.1415926" office:value-type="float" office:value="142.64946728206" calcext:value-type="float">
            <text:p>142.64946728206</text:p>
          </table:table-cell>
          <table:table-cell table:formula="of:=IF([.I32]&gt;90; [.I32]-180; IF([.I32]&lt;-90; [.I32]+180; [.I32]))" office:value-type="float" office:value="-37.3505327179402" calcext:value-type="float">
            <text:p>-37.3505327179402</text:p>
          </table:table-cell>
        </table:table-row>
        <table:table-row table:style-name="ro1">
          <table:table-cell office:value-type="float" office:value="124700000000" calcext:value-type="float">
            <text:p>124700000000</text:p>
          </table:table-cell>
          <table:table-cell office:value-type="float" office:value="0.276005483898171" calcext:value-type="float">
            <text:p>0.276005483898171</text:p>
          </table:table-cell>
          <table:table-cell office:value-type="float" office:value="-0.289518519024494" calcext:value-type="float">
            <text:p>-0.2895185190244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33]; [.B33]) * 180 / 3.1415926" office:value-type="float" office:value="136.368808203473" calcext:value-type="float">
            <text:p>136.368808203473</text:p>
          </table:table-cell>
          <table:table-cell table:formula="of:=IF([.I33]&gt;90; [.I33]-180; IF([.I33]&lt;-90; [.I33]+180; [.I33]))" office:value-type="float" office:value="-43.6311917965266" calcext:value-type="float">
            <text:p>-43.6311917965266</text:p>
          </table:table-cell>
        </table:table-row>
        <table:table-row table:style-name="ro1">
          <table:table-cell office:value-type="float" office:value="124900000000" calcext:value-type="float">
            <text:p>1249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TAN2([.C34]; [.B34]) * 180 / 3.1415926" office:value-type="float" office:value="0" calcext:value-type="float">
            <text:p>0</text:p>
          </table:table-cell>
          <table:table-cell table:formula="of:=IF([.I34]&gt;90; [.I34]-180; IF([.I34]&lt;-90; [.I34]+180; [.I3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00000000" calcext:value-type="float">
            <text:p>1251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TAN2([.C35]; [.B35]) * 180 / 3.1415926" office:value-type="float" office:value="0" calcext:value-type="float">
            <text:p>0</text:p>
          </table:table-cell>
          <table:table-cell table:formula="of:=IF([.I35]&gt;90; [.I35]-180; IF([.I35]&lt;-90; [.I35]+180; [.I3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00000000" calcext:value-type="float">
            <text:p>1253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TAN2([.C36]; [.B36]) * 180 / 3.1415926" office:value-type="float" office:value="0" calcext:value-type="float">
            <text:p>0</text:p>
          </table:table-cell>
          <table:table-cell table:formula="of:=IF([.I36]&gt;90; [.I36]-180; IF([.I36]&lt;-90; [.I36]+180; [.I3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00000000" calcext:value-type="float">
            <text:p>1255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TAN2([.C37]; [.B37]) * 180 / 3.1415926" office:value-type="float" office:value="0" calcext:value-type="float">
            <text:p>0</text:p>
          </table:table-cell>
          <table:table-cell table:formula="of:=IF([.I37]&gt;90; [.I37]-180; IF([.I37]&lt;-90; [.I37]+180; [.I3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00000000" calcext:value-type="float">
            <text:p>1257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TAN2([.C38]; [.B38]) * 180 / 3.1415926" office:value-type="float" office:value="0" calcext:value-type="float">
            <text:p>0</text:p>
          </table:table-cell>
          <table:table-cell table:formula="of:=IF([.I38]&gt;90; [.I38]-180; IF([.I38]&lt;-90; [.I38]+180; [.I3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00000000" calcext:value-type="float">
            <text:p>1259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TAN2([.C39]; [.B39]) * 180 / 3.1415926" office:value-type="float" office:value="0" calcext:value-type="float">
            <text:p>0</text:p>
          </table:table-cell>
          <table:table-cell table:formula="of:=IF([.I39]&gt;90; [.I39]-180; IF([.I39]&lt;-90; [.I39]+180; [.I3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00000000" calcext:value-type="float">
            <text:p>1261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TAN2([.C40]; [.B40]) * 180 / 3.1415926" office:value-type="float" office:value="0" calcext:value-type="float">
            <text:p>0</text:p>
          </table:table-cell>
          <table:table-cell table:formula="of:=IF([.I40]&gt;90; [.I40]-180; IF([.I40]&lt;-90; [.I40]+180; [.I4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00000000" calcext:value-type="float">
            <text:p>1263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TAN2([.C41]; [.B41]) * 180 / 3.1415926" office:value-type="float" office:value="0" calcext:value-type="float">
            <text:p>0</text:p>
          </table:table-cell>
          <table:table-cell table:formula="of:=IF([.I41]&gt;90; [.I41]-180; IF([.I41]&lt;-90; [.I41]+180; [.I4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00000000" calcext:value-type="float">
            <text:p>1265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TAN2([.C42]; [.B42]) * 180 / 3.1415926" office:value-type="float" office:value="0" calcext:value-type="float">
            <text:p>0</text:p>
          </table:table-cell>
          <table:table-cell table:formula="of:=IF([.I42]&gt;90; [.I42]-180; IF([.I42]&lt;-90; [.I42]+180; [.I4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00000000" calcext:value-type="float">
            <text:p>1267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TAN2([.C43]; [.B43]) * 180 / 3.1415926" office:value-type="float" office:value="0" calcext:value-type="float">
            <text:p>0</text:p>
          </table:table-cell>
          <table:table-cell table:formula="of:=IF([.I43]&gt;90; [.I43]-180; IF([.I43]&lt;-90; [.I43]+180; [.I4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00000000" calcext:value-type="float">
            <text:p>1269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TAN2([.C44]; [.B44]) * 180 / 3.1415926" office:value-type="float" office:value="0" calcext:value-type="float">
            <text:p>0</text:p>
          </table:table-cell>
          <table:table-cell table:formula="of:=IF([.I44]&gt;90; [.I44]-180; IF([.I44]&lt;-90; [.I44]+180; [.I4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00000000" calcext:value-type="float">
            <text:p>1271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TAN2([.C45]; [.B45]) * 180 / 3.1415926" office:value-type="float" office:value="0" calcext:value-type="float">
            <text:p>0</text:p>
          </table:table-cell>
          <table:table-cell table:formula="of:=IF([.I45]&gt;90; [.I45]-180; IF([.I45]&lt;-90; [.I45]+180; [.I4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00000000" calcext:value-type="float">
            <text:p>1273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TAN2([.C46]; [.B46]) * 180 / 3.1415926" office:value-type="float" office:value="0" calcext:value-type="float">
            <text:p>0</text:p>
          </table:table-cell>
          <table:table-cell table:formula="of:=IF([.I46]&gt;90; [.I46]-180; IF([.I46]&lt;-90; [.I46]+180; [.I4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00000000" calcext:value-type="float">
            <text:p>1275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TAN2([.C47]; [.B47]) * 180 / 3.1415926" office:value-type="float" office:value="0" calcext:value-type="float">
            <text:p>0</text:p>
          </table:table-cell>
          <table:table-cell table:formula="of:=IF([.I47]&gt;90; [.I47]-180; IF([.I47]&lt;-90; [.I47]+180; [.I4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00000000" calcext:value-type="float">
            <text:p>1277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16503024551686" calcext:value-type="float">
            <text:p>0.316503024551686</text:p>
          </table:table-cell>
          <table:table-cell/>
          <table:table-cell table:formula="of:=ATAN2([.C48]; [.B48]) * 180 / 3.1415926" office:value-type="float" office:value="0" calcext:value-type="float">
            <text:p>0</text:p>
          </table:table-cell>
          <table:table-cell table:formula="of:=IF([.I48]&gt;90; [.I48]-180; IF([.I48]&lt;-90; [.I48]+180; [.I4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00000000" calcext:value-type="float">
            <text:p>1279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76670111828779" calcext:value-type="float">
            <text:p>-0.276670111828779</text:p>
          </table:table-cell>
          <table:table-cell/>
          <table:table-cell table:formula="of:=ATAN2([.C49]; [.B49]) * 180 / 3.1415926" office:value-type="float" office:value="0" calcext:value-type="float">
            <text:p>0</text:p>
          </table:table-cell>
          <table:table-cell table:formula="of:=IF([.I49]&gt;90; [.I49]-180; IF([.I49]&lt;-90; [.I49]+180; [.I4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00000000" calcext:value-type="float">
            <text:p>1281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61948397800604" calcext:value-type="float">
            <text:p>-0.361948397800604</text:p>
          </table:table-cell>
          <table:table-cell/>
          <table:table-cell table:formula="of:=ATAN2([.C50]; [.B50]) * 180 / 3.1415926" office:value-type="float" office:value="0" calcext:value-type="float">
            <text:p>0</text:p>
          </table:table-cell>
          <table:table-cell table:formula="of:=IF([.I50]&gt;90; [.I50]-180; IF([.I50]&lt;-90; [.I50]+180; [.I5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00000000" calcext:value-type="float">
            <text:p>76700000000</text:p>
          </table:table-cell>
          <table:table-cell office:value-type="float" office:value="0.247003489320292" calcext:value-type="float">
            <text:p>0.247003489320292</text:p>
          </table:table-cell>
          <table:table-cell office:value-type="float" office:value="-0.3142757126338" calcext:value-type="float">
            <text:p>-0.31427571263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51]; [.B51]) * 180 / 3.1415926" office:value-type="float" office:value="141.834596261663" calcext:value-type="float">
            <text:p>141.834596261663</text:p>
          </table:table-cell>
          <table:table-cell table:formula="of:=IF([.I51]&gt;90; [.I51]-180; IF([.I51]&lt;-90; [.I51]+180; [.I51]))" office:value-type="float" office:value="-38.1654037383366" calcext:value-type="float">
            <text:p>-38.1654037383366</text:p>
          </table:table-cell>
        </table:table-row>
        <table:table-row table:style-name="ro1">
          <table:table-cell office:value-type="float" office:value="76900000000" calcext:value-type="float">
            <text:p>76900000000</text:p>
          </table:table-cell>
          <table:table-cell office:value-type="float" office:value="0.247003489320292" calcext:value-type="float">
            <text:p>0.247003489320292</text:p>
          </table:table-cell>
          <table:table-cell office:value-type="float" office:value="-0.3142757126338" calcext:value-type="float">
            <text:p>-0.31427571263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52]; [.B52]) * 180 / 3.1415926" office:value-type="float" office:value="141.834596261663" calcext:value-type="float">
            <text:p>141.834596261663</text:p>
          </table:table-cell>
          <table:table-cell table:formula="of:=IF([.I52]&gt;90; [.I52]-180; IF([.I52]&lt;-90; [.I52]+180; [.I52]))" office:value-type="float" office:value="-38.1654037383366" calcext:value-type="float">
            <text:p>-38.1654037383366</text:p>
          </table:table-cell>
        </table:table-row>
        <table:table-row table:style-name="ro1">
          <table:table-cell office:value-type="float" office:value="77200000000" calcext:value-type="float">
            <text:p>77200000000</text:p>
          </table:table-cell>
          <table:table-cell office:value-type="float" office:value="0.140499551464415" calcext:value-type="float">
            <text:p>0.140499551464415</text:p>
          </table:table-cell>
          <table:table-cell office:value-type="float" office:value="-0.178765072439731" calcext:value-type="float">
            <text:p>-0.1787650724397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53]; [.B53]) * 180 / 3.1415926" office:value-type="float" office:value="141.834596261663" calcext:value-type="float">
            <text:p>141.834596261663</text:p>
          </table:table-cell>
          <table:table-cell table:formula="of:=IF([.I53]&gt;90; [.I53]-180; IF([.I53]&lt;-90; [.I53]+180; [.I53]))" office:value-type="float" office:value="-38.1654037383366" calcext:value-type="float">
            <text:p>-38.1654037383366</text:p>
          </table:table-cell>
        </table:table-row>
        <table:table-row table:style-name="ro1">
          <table:table-cell office:value-type="float" office:value="77500000000" calcext:value-type="float">
            <text:p>77500000000</text:p>
          </table:table-cell>
          <table:table-cell office:value-type="float" office:value="0.198478662429919" calcext:value-type="float">
            <text:p>0.198478662429919</text:p>
          </table:table-cell>
          <table:table-cell office:value-type="float" office:value="-0.347284063210552" calcext:value-type="float">
            <text:p>-0.3472840632105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54]; [.B54]) * 180 / 3.1415926" office:value-type="float" office:value="150.251312373954" calcext:value-type="float">
            <text:p>150.251312373954</text:p>
          </table:table-cell>
          <table:table-cell table:formula="of:=IF([.I54]&gt;90; [.I54]-180; IF([.I54]&lt;-90; [.I54]+180; [.I54]))" office:value-type="float" office:value="-29.7486876260457" calcext:value-type="float">
            <text:p>-29.7486876260457</text:p>
          </table:table-cell>
        </table:table-row>
        <table:table-row table:style-name="ro1">
          <table:table-cell office:value-type="float" office:value="77700000000" calcext:value-type="float">
            <text:p>77700000000</text:p>
          </table:table-cell>
          <table:table-cell office:value-type="float" office:value="0.154913020187665" calcext:value-type="float">
            <text:p>0.154913020187665</text:p>
          </table:table-cell>
          <table:table-cell office:value-type="float" office:value="-0.368784430496104" calcext:value-type="float">
            <text:p>-0.3687844304961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55]; [.B55]) * 180 / 3.1415926" office:value-type="float" office:value="157.214485600524" calcext:value-type="float">
            <text:p>157.214485600524</text:p>
          </table:table-cell>
          <table:table-cell table:formula="of:=IF([.I55]&gt;90; [.I55]-180; IF([.I55]&lt;-90; [.I55]+180; [.I55]))" office:value-type="float" office:value="-22.7855143994756" calcext:value-type="float">
            <text:p>-22.7855143994756</text:p>
          </table:table-cell>
        </table:table-row>
        <table:table-row table:style-name="ro1">
          <table:table-cell office:value-type="float" office:value="77900000000" calcext:value-type="float">
            <text:p>77900000000</text:p>
          </table:table-cell>
          <table:table-cell office:value-type="float" office:value="0.0973575364209819" calcext:value-type="float">
            <text:p>0.097357536420982</text:p>
          </table:table-cell>
          <table:table-cell office:value-type="float" office:value="-0.387971017090242" calcext:value-type="float">
            <text:p>-0.3879710170902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56]; [.B56]) * 180 / 3.1415926" office:value-type="float" office:value="165.91306825178" calcext:value-type="float">
            <text:p>165.91306825178</text:p>
          </table:table-cell>
          <table:table-cell table:formula="of:=IF([.I56]&gt;90; [.I56]-180; IF([.I56]&lt;-90; [.I56]+180; [.I56]))" office:value-type="float" office:value="-14.0869317482201" calcext:value-type="float">
            <text:p>-14.0869317482201</text:p>
          </table:table-cell>
        </table:table-row>
        <table:table-row table:style-name="ro1">
          <table:table-cell office:value-type="float" office:value="78200000000" calcext:value-type="float">
            <text:p>78200000000</text:p>
          </table:table-cell>
          <table:table-cell office:value-type="float" office:value="0.0335800856762058" calcext:value-type="float">
            <text:p>0.033580085676206</text:p>
          </table:table-cell>
          <table:table-cell office:value-type="float" office:value="-0.316266685557704" calcext:value-type="float">
            <text:p>-0.3162666855577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57]; [.B57]) * 180 / 3.1415926" office:value-type="float" office:value="173.939245511176" calcext:value-type="float">
            <text:p>173.939245511176</text:p>
          </table:table-cell>
          <table:table-cell table:formula="of:=IF([.I57]&gt;90; [.I57]-180; IF([.I57]&lt;-90; [.I57]+180; [.I57]))" office:value-type="float" office:value="-6.06075448882433" calcext:value-type="float">
            <text:p>-6.06075448882433</text:p>
          </table:table-cell>
        </table:table-row>
        <table:table-row table:style-name="ro1">
          <table:table-cell office:value-type="float" office:value="78400000000" calcext:value-type="float">
            <text:p>78400000000</text:p>
          </table:table-cell>
          <table:table-cell office:value-type="float" office:value="0.0504965280080285" calcext:value-type="float">
            <text:p>0.050496528008029</text:p>
          </table:table-cell>
          <table:table-cell office:value-type="float" office:value="-0.219921530329323" calcext:value-type="float">
            <text:p>-0.2199215303293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58]; [.B58]) * 180 / 3.1415926" office:value-type="float" office:value="167.068377331163" calcext:value-type="float">
            <text:p>167.068377331163</text:p>
          </table:table-cell>
          <table:table-cell table:formula="of:=IF([.I58]&gt;90; [.I58]-180; IF([.I58]&lt;-90; [.I58]+180; [.I58]))" office:value-type="float" office:value="-12.9316226688371" calcext:value-type="float">
            <text:p>-12.9316226688371</text:p>
          </table:table-cell>
        </table:table-row>
        <table:table-row table:style-name="ro1">
          <table:table-cell office:value-type="float" office:value="78600000000" calcext:value-type="float">
            <text:p>78600000000</text:p>
          </table:table-cell>
          <table:table-cell office:value-type="float" office:value="0.182431970949819" calcext:value-type="float">
            <text:p>0.182431970949819</text:p>
          </table:table-cell>
          <table:table-cell office:value-type="float" office:value="-0.355975527214111" calcext:value-type="float">
            <text:p>-0.3559755272141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59]; [.B59]) * 180 / 3.1415926" office:value-type="float" office:value="152.86556240069" calcext:value-type="float">
            <text:p>152.86556240069</text:p>
          </table:table-cell>
          <table:table-cell table:formula="of:=IF([.I59]&gt;90; [.I59]-180; IF([.I59]&lt;-90; [.I59]+180; [.I59]))" office:value-type="float" office:value="-27.1344375993104" calcext:value-type="float">
            <text:p>-27.1344375993104</text:p>
          </table:table-cell>
        </table:table-row>
        <table:table-row table:style-name="ro1">
          <table:table-cell office:value-type="float" office:value="78800000000" calcext:value-type="float">
            <text:p>78800000000</text:p>
          </table:table-cell>
          <table:table-cell office:value-type="float" office:value="0.168741349094583" calcext:value-type="float">
            <text:p>0.168741349094583</text:p>
          </table:table-cell>
          <table:table-cell office:value-type="float" office:value="-0.249049483085546" calcext:value-type="float">
            <text:p>-0.2490494830855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60]; [.B60]) * 180 / 3.1415926" office:value-type="float" office:value="145.880734538621" calcext:value-type="float">
            <text:p>145.880734538621</text:p>
          </table:table-cell>
          <table:table-cell table:formula="of:=IF([.I60]&gt;90; [.I60]-180; IF([.I60]&lt;-90; [.I60]+180; [.I60]))" office:value-type="float" office:value="-34.1192654613787" calcext:value-type="float">
            <text:p>-34.1192654613787</text:p>
          </table:table-cell>
        </table:table-row>
        <table:table-row table:style-name="ro1">
          <table:table-cell office:value-type="float" office:value="79000000000" calcext:value-type="float">
            <text:p>79000000000</text:p>
          </table:table-cell>
          <table:table-cell office:value-type="float" office:value="0.188834802475192" calcext:value-type="float">
            <text:p>0.188834802475192</text:p>
          </table:table-cell>
          <table:table-cell office:value-type="float" office:value="-0.352620784092707" calcext:value-type="float">
            <text:p>-0.3526207840927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61]; [.B61]) * 180 / 3.1415926" office:value-type="float" office:value="151.8301484707" calcext:value-type="float">
            <text:p>151.8301484707</text:p>
          </table:table-cell>
          <table:table-cell table:formula="of:=IF([.I61]&gt;90; [.I61]-180; IF([.I61]&lt;-90; [.I61]+180; [.I61]))" office:value-type="float" office:value="-28.1698515293003" calcext:value-type="float">
            <text:p>-28.1698515293003</text:p>
          </table:table-cell>
        </table:table-row>
        <table:table-row table:style-name="ro1">
          <table:table-cell office:value-type="float" office:value="79300000000" calcext:value-type="float">
            <text:p>79300000000</text:p>
          </table:table-cell>
          <table:table-cell office:value-type="float" office:value="0.193529062286297" calcext:value-type="float">
            <text:p>0.193529062286297</text:p>
          </table:table-cell>
          <table:table-cell office:value-type="float" office:value="-0.350066425197542" calcext:value-type="float">
            <text:p>-0.3500664251975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62]; [.B62]) * 180 / 3.1415926" office:value-type="float" office:value="151.064637799208" calcext:value-type="float">
            <text:p>151.064637799208</text:p>
          </table:table-cell>
          <table:table-cell table:formula="of:=IF([.I62]&gt;90; [.I62]-180; IF([.I62]&lt;-90; [.I62]+180; [.I62]))" office:value-type="float" office:value="-28.9353622007921" calcext:value-type="float">
            <text:p>-28.9353622007921</text:p>
          </table:table-cell>
        </table:table-row>
        <table:table-row table:style-name="ro1">
          <table:table-cell office:value-type="float" office:value="79400000000" calcext:value-type="float">
            <text:p>79400000000</text:p>
          </table:table-cell>
          <table:table-cell office:value-type="float" office:value="0.138598605167232" calcext:value-type="float">
            <text:p>0.138598605167232</text:p>
          </table:table-cell>
          <table:table-cell office:value-type="float" office:value="-0.37522050403156" calcext:value-type="float">
            <text:p>-0.375220504031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63]; [.B63]) * 180 / 3.1415926" office:value-type="float" office:value="159.726827450908" calcext:value-type="float">
            <text:p>159.726827450908</text:p>
          </table:table-cell>
          <table:table-cell table:formula="of:=IF([.I63]&gt;90; [.I63]-180; IF([.I63]&lt;-90; [.I63]+180; [.I63]))" office:value-type="float" office:value="-20.2731725490923" calcext:value-type="float">
            <text:p>-20.2731725490923</text:p>
          </table:table-cell>
        </table:table-row>
        <table:table-row table:style-name="ro1">
          <table:table-cell office:value-type="float" office:value="79600000000" calcext:value-type="float">
            <text:p>79600000000</text:p>
          </table:table-cell>
          <table:table-cell office:value-type="float" office:value="0.138598605167232" calcext:value-type="float">
            <text:p>0.138598605167232</text:p>
          </table:table-cell>
          <table:table-cell office:value-type="float" office:value="-0.37522050403156" calcext:value-type="float">
            <text:p>-0.375220504031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64]; [.B64]) * 180 / 3.1415926" office:value-type="float" office:value="159.726827450908" calcext:value-type="float">
            <text:p>159.726827450908</text:p>
          </table:table-cell>
          <table:table-cell table:formula="of:=IF([.I64]&gt;90; [.I64]-180; IF([.I64]&lt;-90; [.I64]+180; [.I64]))" office:value-type="float" office:value="-20.2731725490923" calcext:value-type="float">
            <text:p>-20.2731725490923</text:p>
          </table:table-cell>
        </table:table-row>
        <table:table-row table:style-name="ro1">
          <table:table-cell office:value-type="float" office:value="79800000000" calcext:value-type="float">
            <text:p>79800000000</text:p>
          </table:table-cell>
          <table:table-cell office:value-type="float" office:value="0.152704404574383" calcext:value-type="float">
            <text:p>0.152704404574383</text:p>
          </table:table-cell>
          <table:table-cell office:value-type="float" office:value="-0.369704429001849" calcext:value-type="float">
            <text:p>-0.3697044290018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65]; [.B65]) * 180 / 3.1415926" office:value-type="float" office:value="157.557196195145" calcext:value-type="float">
            <text:p>157.557196195145</text:p>
          </table:table-cell>
          <table:table-cell table:formula="of:=IF([.I65]&gt;90; [.I65]-180; IF([.I65]&lt;-90; [.I65]+180; [.I65]))" office:value-type="float" office:value="-22.442803804855" calcext:value-type="float">
            <text:p>-22.442803804855</text:p>
          </table:table-cell>
        </table:table-row>
        <table:table-row table:style-name="ro1">
          <table:table-cell office:value-type="float" office:value="80000000000" calcext:value-type="float">
            <text:p>80000000000</text:p>
          </table:table-cell>
          <table:table-cell office:value-type="float" office:value="0.174788314701307" calcext:value-type="float">
            <text:p>0.174788314701307</text:p>
          </table:table-cell>
          <table:table-cell office:value-type="float" office:value="-0.359790279251506" calcext:value-type="float">
            <text:p>-0.3597902792515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66]; [.B66]) * 180 / 3.1415926" office:value-type="float" office:value="154.089238077033" calcext:value-type="float">
            <text:p>154.089238077033</text:p>
          </table:table-cell>
          <table:table-cell table:formula="of:=IF([.I66]&gt;90; [.I66]-180; IF([.I66]&lt;-90; [.I66]+180; [.I66]))" office:value-type="float" office:value="-25.9107619229673" calcext:value-type="float">
            <text:p>-25.9107619229673</text:p>
          </table:table-cell>
        </table:table-row>
        <table:table-row table:style-name="ro1">
          <table:table-cell office:value-type="float" office:value="80100000000" calcext:value-type="float">
            <text:p>80100000000</text:p>
          </table:table-cell>
          <table:table-cell office:value-type="float" office:value="0.0687172629437006" calcext:value-type="float">
            <text:p>0.068717262943701</text:p>
          </table:table-cell>
          <table:table-cell office:value-type="float" office:value="-0.342104779729597" calcext:value-type="float">
            <text:p>-0.3421047797295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67]; [.B67]) * 180 / 3.1415926" office:value-type="float" office:value="168.642361478095" calcext:value-type="float">
            <text:p>168.642361478095</text:p>
          </table:table-cell>
          <table:table-cell table:formula="of:=IF([.I67]&gt;90; [.I67]-180; IF([.I67]&lt;-90; [.I67]+180; [.I67]))" office:value-type="float" office:value="-11.3576385219046" calcext:value-type="float">
            <text:p>-11.3576385219046</text:p>
          </table:table-cell>
        </table:table-row>
        <table:table-row table:style-name="ro1">
          <table:table-cell office:value-type="float" office:value="80400000000" calcext:value-type="float">
            <text:p>80400000000</text:p>
          </table:table-cell>
          <table:table-cell office:value-type="float" office:value="0.0839284079463567" calcext:value-type="float">
            <text:p>0.083928407946357</text:p>
          </table:table-cell>
          <table:table-cell office:value-type="float" office:value="-0.391095924728947" calcext:value-type="float">
            <text:p>-0.3910959247289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68]; [.B68]) * 180 / 3.1415926" office:value-type="float" office:value="167.888139102475" calcext:value-type="float">
            <text:p>167.888139102475</text:p>
          </table:table-cell>
          <table:table-cell table:formula="of:=IF([.I68]&gt;90; [.I68]-180; IF([.I68]&lt;-90; [.I68]+180; [.I68]))" office:value-type="float" office:value="-12.1118608975248" calcext:value-type="float">
            <text:p>-12.1118608975248</text:p>
          </table:table-cell>
        </table:table-row>
        <table:table-row table:style-name="ro1">
          <table:table-cell office:value-type="float" office:value="80500000000" calcext:value-type="float">
            <text:p>80500000000</text:p>
          </table:table-cell>
          <table:table-cell office:value-type="float" office:value="0.167051184318899" calcext:value-type="float">
            <text:p>0.167051184318899</text:p>
          </table:table-cell>
          <table:table-cell office:value-type="float" office:value="-0.363447247640773" calcext:value-type="float">
            <text:p>-0.3634472476407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TAN2([.C69]; [.B69]) * 180 / 3.1415926" office:value-type="float" office:value="155.315081585722" calcext:value-type="float">
            <text:p>155.315081585722</text:p>
          </table:table-cell>
          <table:table-cell table:formula="of:=IF([.I69]&gt;90; [.I69]-180; IF([.I69]&lt;-90; [.I69]+180; [.I69]))" office:value-type="float" office:value="-24.6849184142784" calcext:value-type="float">
            <text:p>-24.6849184142784</text:p>
          </table:table-cell>
        </table:table-row>
        <table:table-row table:style-name="ro1">
          <table:table-cell office:value-type="float" office:value="80700000000" calcext:value-type="float">
            <text:p>80700000000</text:p>
          </table:table-cell>
          <table:table-cell office:value-type="float" office:value="0.142610714139741" calcext:value-type="float">
            <text:p>0.1426107141397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4382675122962" calcext:value-type="float">
            <text:p>0.032438267512296</text:p>
          </table:table-cell>
          <table:table-cell table:number-columns-repeated="3"/>
        </table:table-row>
        <table:table-row table:style-name="ro1">
          <table:table-cell office:value-type="float" office:value="80900000000" calcext:value-type="float">
            <text:p>80900000000</text:p>
          </table:table-cell>
          <table:table-cell office:value-type="float" office:value="0.156873505224789" calcext:value-type="float">
            <text:p>0.1568735052247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4382675122962" calcext:value-type="float">
            <text:p>0.032438267512296</text:p>
          </table:table-cell>
          <table:table-cell table:number-columns-repeated="3"/>
        </table:table-row>
        <table:table-row table:style-name="ro1">
          <table:table-cell office:value-type="float" office:value="81100000000" calcext:value-type="float">
            <text:p>81100000000</text:p>
          </table:table-cell>
          <table:table-cell office:value-type="float" office:value="0.030907745399222" calcext:value-type="float">
            <text:p>0.030907745399222</text:p>
          </table:table-cell>
          <table:table-cell office:value-type="float" office:value="-0.398804101376023" calcext:value-type="float">
            <text:p>-0.398804101376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300000000" calcext:value-type="float">
            <text:p>81300000000</text:p>
          </table:table-cell>
          <table:table-cell office:value-type="float" office:value="-0.103520942173917" calcext:value-type="float">
            <text:p>-0.103520942173917</text:p>
          </table:table-cell>
          <table:table-cell office:value-type="float" office:value="-0.386372119247008" calcext:value-type="float">
            <text:p>-0.3863721192470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500000000" calcext:value-type="float">
            <text:p>81500000000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700000000" calcext:value-type="float">
            <text:p>81700000000</text:p>
          </table:table-cell>
          <table:table-cell office:value-type="float" office:value="0.211489425233125" calcext:value-type="float">
            <text:p>0.211489425233125</text:p>
          </table:table-cell>
          <table:table-cell office:value-type="float" office:value="-0.339517632847784" calcext:value-type="float">
            <text:p>-0.3395176328477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800000000" calcext:value-type="float">
            <text:p>81800000000</text:p>
          </table:table-cell>
          <table:table-cell office:value-type="float" office:value="0.282842712474619" calcext:value-type="float">
            <text:p>0.282842712474619</text:p>
          </table:table-cell>
          <table:table-cell office:value-type="float" office:value="-0.282842712474619" calcext:value-type="float">
            <text:p>-0.2828427124746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000000000" calcext:value-type="float">
            <text:p>82000000000</text:p>
          </table:table-cell>
          <table:table-cell office:value-type="float" office:value="0.187532746215259" calcext:value-type="float">
            <text:p>0.187532746215259</text:p>
          </table:table-cell>
          <table:table-cell office:value-type="float" office:value="-0.35331497151545" calcext:value-type="float">
            <text:p>-0.353314971515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300000000" calcext:value-type="float">
            <text:p>82300000000</text:p>
          </table:table-cell>
          <table:table-cell office:value-type="float" office:value="0.0659089523456229" calcext:value-type="float">
            <text:p>0.065908952345623</text:p>
          </table:table-cell>
          <table:table-cell office:value-type="float" office:value="-0.231985945717482" calcext:value-type="float">
            <text:p>-0.2319859457174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400000000" calcext:value-type="float">
            <text:p>82400000000</text:p>
          </table:table-cell>
          <table:table-cell office:value-type="float" office:value="0.0554591478527829" calcext:value-type="float">
            <text:p>0.055459147852783</text:p>
          </table:table-cell>
          <table:table-cell office:value-type="float" office:value="-0.331075636311394" calcext:value-type="float">
            <text:p>-0.3310756363113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600000000" calcext:value-type="float">
            <text:p>82600000000</text:p>
          </table:table-cell>
          <table:table-cell office:value-type="float" office:value="0.136652227127486" calcext:value-type="float">
            <text:p>0.136652227127486</text:p>
          </table:table-cell>
          <table:table-cell office:value-type="float" office:value="-0.375933729294271" calcext:value-type="float">
            <text:p>-0.3759337292942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800000000" calcext:value-type="float">
            <text:p>82800000000</text:p>
          </table:table-cell>
          <table:table-cell office:value-type="float" office:value="0.188147492774718" calcext:value-type="float">
            <text:p>0.188147492774718</text:p>
          </table:table-cell>
          <table:table-cell office:value-type="float" office:value="-0.352987989827682" calcext:value-type="float">
            <text:p>-0.3529879898276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000000000" calcext:value-type="float">
            <text:p>83000000000</text:p>
          </table:table-cell>
          <table:table-cell office:value-type="float" office:value="0.194997644505494" calcext:value-type="float">
            <text:p>0.194997644505494</text:p>
          </table:table-cell>
          <table:table-cell office:value-type="float" office:value="-0.34925050985977" calcext:value-type="float">
            <text:p>-0.349250509859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200000000" calcext:value-type="float">
            <text:p>83200000000</text:p>
          </table:table-cell>
          <table:table-cell office:value-type="float" office:value="0.0581266654903872" calcext:value-type="float">
            <text:p>0.058126665490387</text:p>
          </table:table-cell>
          <table:table-cell office:value-type="float" office:value="-0.369870190726271" calcext:value-type="float">
            <text:p>-0.3698701907262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400000000" calcext:value-type="float">
            <text:p>83400000000</text:p>
          </table:table-cell>
          <table:table-cell office:value-type="float" office:value="-0.0512194501469499" calcext:value-type="float">
            <text:p>-0.05121945014695</text:p>
          </table:table-cell>
          <table:table-cell office:value-type="float" office:value="-0.39670715638446" calcext:value-type="float">
            <text:p>-0.396707156384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700000000" calcext:value-type="float">
            <text:p>837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3800000000" calcext:value-type="float">
            <text:p>838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4000000000" calcext:value-type="float">
            <text:p>840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4200000000" calcext:value-type="float">
            <text:p>84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4400000000" calcext:value-type="float">
            <text:p>84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4600000000" calcext:value-type="float">
            <text:p>846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4800000000" calcext:value-type="float">
            <text:p>848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5000000000" calcext:value-type="float">
            <text:p>850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5200000000" calcext:value-type="float">
            <text:p>85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5400000000" calcext:value-type="float">
            <text:p>85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5600000000" calcext:value-type="float">
            <text:p>856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5800000000" calcext:value-type="float">
            <text:p>858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6000000000" calcext:value-type="float">
            <text:p>860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6200000000" calcext:value-type="float">
            <text:p>86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6400000000" calcext:value-type="float">
            <text:p>86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6600000000" calcext:value-type="float">
            <text:p>866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86800000000" calcext:value-type="float">
            <text:p>868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1.70166525437382E+018" calcext:value-type="float">
            <text:p>1.70166525437382E+0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 office:value-type="float" office:value="1.70166525452203E+018" calcext:value-type="float">
            <text:p>1.70166525452203E+0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0166525472324E+018" calcext:value-type="float">
            <text:p>1.70166525472324E+0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4T14:33:15.366867011</meta:creation-date>
    <dc:date>2023-12-04T15:59:21.640050443</dc:date>
    <meta:editing-duration>PT55M33S</meta:editing-duration>
    <meta:editing-cycles>2</meta:editing-cycles>
    <meta:generator>LibreOffice/6.4.7.2$Linux_X86_64 LibreOffice_project/40$Build-2</meta:generator>
    <meta:document-statistic meta:table-count="1" meta:cell-count="863" meta:object-count="0"/>
  </office:meta>
</office:document-meta>
</file>